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083d4b" officeooo:paragraph-rsid="00083d4b" style:font-size-asian="16pt" style:font-weight-asian="bold" style:font-size-complex="16pt" style:font-weight-complex="bold"/>
    </style:style>
    <style:style style:name="P2" style:family="paragraph" style:parent-style-name="Standard">
      <style:text-properties style:font-name="Liberation Serif" fo:font-size="12pt" officeooo:rsid="001b99ac" officeooo:paragraph-rsid="00083d4b" style:font-size-asian="12pt" style:font-size-complex="12pt"/>
    </style:style>
    <style:style style:name="P3" style:family="paragraph" style:parent-style-name="Preformatted_20_Text">
      <style:text-properties officeooo:rsid="001b99ac" officeooo:paragraph-rsid="00083d4b"/>
    </style:style>
    <style:style style:name="P4" style:family="paragraph" style:parent-style-name="Preformatted_20_Text">
      <style:text-properties style:font-name="Liberation Sans" fo:font-size="12pt" fo:font-weight="bold" officeooo:rsid="001b99ac" officeooo:paragraph-rsid="00083d4b" style:font-size-asian="12pt" style:font-weight-asian="bold" style:font-size-complex="12pt" style:font-weight-complex="bold"/>
    </style:style>
    <style:style style:name="P5" style:family="paragraph" style:parent-style-name="Preformatted_20_Text">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6" style:family="paragraph" style:parent-style-name="Preformatted_20_Text">
      <style:text-properties style:font-name="Liberation Serif" fo:font-size="12pt" officeooo:rsid="001b99ac" officeooo:paragraph-rsid="00083d4b" style:font-size-asian="12pt" style:font-size-complex="12pt"/>
    </style:style>
    <style:style style:name="P7" style:family="paragraph" style:parent-style-name="Preformatted_20_Text">
      <style:text-properties style:font-name="Liberation Serif" fo:font-size="12pt" officeooo:rsid="001b99ac" officeooo:paragraph-rsid="000a9a8d" style:font-size-asian="12pt" style:font-size-complex="12pt"/>
    </style:style>
    <style:style style:name="P8" style:family="paragraph" style:parent-style-name="Preformatted_20_Text">
      <style:text-properties style:font-name="Liberation Serif" fo:font-size="12pt" officeooo:rsid="001b99ac" officeooo:paragraph-rsid="000beb9c" style:font-size-asian="12pt" style:font-size-complex="12pt"/>
    </style:style>
    <style:style style:name="T1" style:family="text">
      <style:text-properties officeooo:rsid="00083d4b"/>
    </style:style>
    <style:style style:name="T2" style:family="text">
      <style:text-properties officeooo:rsid="001b99ac"/>
    </style:style>
    <style:style style:name="T3" style:family="text">
      <style:text-properties fo:font-style="italic" fo:font-weight="bold" officeooo:rsid="00083d4b" style:font-style-asian="italic" style:font-weight-asian="bold" style:font-style-complex="italic" style:font-weight-complex="bold"/>
    </style:style>
    <style:style style:name="T4" style:family="text">
      <style:text-properties fo:font-style="italic" style:text-underline-style="none" officeooo:rsid="00083d4b" style:font-style-asian="italic" style:font-style-complex="italic"/>
    </style:style>
    <style:style style:name="T5" style:family="text">
      <style:text-properties officeooo:rsid="0009e493"/>
    </style:style>
    <style:style style:name="T6" style:family="text">
      <style:text-properties officeooo:rsid="000a9a8d"/>
    </style:style>
    <style:style style:name="T7" style:family="text">
      <style:text-properties officeooo:rsid="000beb9c"/>
    </style:style>
    <style:style style:name="T8" style:family="text">
      <style:text-properties officeooo:rsid="000c0a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rayers for our World and the Church</text:span></text:p>
      <text:p text:style-name="P5"><text:span text:style-name="T1">20</text:span>th August 2017</text:p>
      <text:p text:style-name="P3"/>
      <text:p text:style-name="P6"><text:span text:style-name="T3">1 Peter 2:9 (NASB)</text:span> <text:span text:style-name="T4">But you are a chosen race, a royal priesthood, a <text:s/>holy nation, a people for God's own possession, so that you may proclaim the excellencies of Him who has called you out of darkness into His marvelous light;</text:span></text:p>
      <text:p text:style-name="P6"/>
      <text:p text:style-name="P6">Let us pray:</text:p>
      <text:p text:style-name="P4">Thanks to God</text:p>
      <text:p text:style-name="P6">O Lord God Almighty, You are the <text:span text:style-name="T1">Lord of Lords, ruler of all, and sovereign over this Earth where Adam led all the human race into rebellion, sin and death. You sent Jesus, Son of God, to be the Saviour of all Whom You had chosen, and we thank You that You have chosen us and all our fellow believers to be a royal priesthood, to give You honour and praise. You have shone Your light into our darkness, and You have called us out into that light to a high and noble purpose: to declare Your greatness to those around us.</text:span></text:p>
      <text:p text:style-name="P6"/>
      <text:p text:style-name="P4">The World and the Church</text:p>
      <text:p text:style-name="P7">We <text:span text:style-name="T5">know that You see all, Lord, yet we bring before You a world which seems bent on folly, is deliberately turning away from You, and is attacking Your church and Your people.</text:span> <text:span text:style-name="T6">We know from Your Word </text:span>that <text:span text:style-name="T6">the fear of the Lord is the beginning of wisdom, and to depart from evil is true understanding. Yet so many of our leaders around the world seek to embrace evil, condone folly, and encourage rebellion.</text:span></text:p>
      <text:p text:style-name="P7"/>
      <text:p text:style-name="P7"><text:span text:style-name="T6">We pray particularly today for our Victorian Parliament where the government wishes to remove protections in favour of life, by allowing for assistance with dying</text:span>. <text:span text:style-name="T6">Your Word declares Death to be the last enemy, but we see also that Jesus conquered death on our behalf, so that it no longer holds us in fear. We pray for true wisdom for our State representatives, so that this proposal will be defeated. We pray also for Kathy Clubb who is being prosecuted for wanting to save the lives of the unborn – keep her strong, provide for her and her defence team as they bring to light the injustice of the laws put in place to obstruct the defenders of life.</text:span></text:p>
      <text:p text:style-name="P6"/>
      <text:p text:style-name="P4">Ashburton</text:p>
      <text:p text:style-name="P6">We give thanks for Your good <text:span text:style-name="T6">and wise Word</text:span> to us here in Ashburton, and for <text:span text:style-name="T6">Barry's</text:span> faithful preaching. May we <text:span text:style-name="T6">understand our places in different m</text:span>e<text:span text:style-name="T6">ans of service</text:span> <text:span text:style-name="T6">in the kingdom</text:span>, and respond in faith <text:span text:style-name="T6">as the </text:span>Holy Spirit appl<text:span text:style-name="T6">ies</text:span> it to <text:span text:style-name="T6">our</text:span> daily <text:span text:style-name="T6">circumstances</text:span>.</text:p>
      <text:p text:style-name="P6"/>
      <text:p text:style-name="P6">We <text:span text:style-name="T8">pause in our work here to remember that we are a fellowship of believers in close relationship one with another. We thank You for </text:span>Eric Edwards <text:span text:style-name="T6">and for the many lives he touched as he shared the faith he held so firmly and clearly. N</text:span>ow <text:span text:style-name="T6">he is </text:span>in <text:span text:style-name="T6">Your presence and faith has become sight</text:span>, and <text:span text:style-name="T6">we </text:span>pray Your comfort for his family and friends.</text:p>
      <text:p text:style-name="P6"/>
      <text:p text:style-name="P8"><text:span text:style-name="T8">I</text:span>n Jesus' Name we <text:span text:style-name="T8">ask all these things</text:span>, AMEN.</text:p>
      <text:p text:style-name="P6"/>
      <text:p text:style-name="P2">And now I will hand <text:span text:style-name="T7">over</text:span> to <text:span text:style-name="T7">Nam</text:span> <text:span text:style-name="T7">who will bring our next reading from the Word</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3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9T22:13:24.049238324</meta:creation-date>
    <dc:date>2017-08-19T23:17:55.125085474</dc:date>
    <meta:editing-duration>PT32M42S</meta:editing-duration>
    <meta:editing-cycles>3</meta:editing-cycles>
    <meta:generator>LibreOffice/4.3.3.2$Linux_X86_64 LibreOffice_project/430m0$Build-2</meta:generator>
    <meta:document-statistic meta:table-count="0" meta:image-count="0" meta:object-count="0" meta:page-count="1" meta:paragraph-count="14" meta:word-count="497" meta:character-count="2635" meta:non-whitespace-character-count="2149"/>
  </office:meta>
</office:document-meta>
</file>